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officeooo:paragraph-rsid="001db1b8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db1b8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f0c1c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officeooo:paragraph-rsid="001db1b8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font-name="Arial" style:text-underline-style="none" officeooo:paragraph-rsid="001db1b8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style:text-underline-style="none" officeooo:paragraph-rsid="001db1b8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e831a" officeooo:paragraph-rsid="001db1b8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officeooo:paragraph-rsid="001db1b8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12159e" officeooo:paragraph-rsid="001db1b8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style:font-name="Arial" fo:font-size="12pt" officeooo:paragraph-rsid="0028b9ab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officeooo:rsid="000e831a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officeooo:rsid="002c6285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officeooo:rsid="000e831a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officeooo:rsid="000f1ce4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officeooo:rsid="0012159e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officeooo:rsid="00102590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officeooo:rsid="0023d9b0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officeooo:rsid="0025497c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fo:font-style="normal" style:text-underline-style="none" officeooo:rsid="0029c7a4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font-style="normal" style:text-underline-style="none" officeooo:rsid="002c6285" style:text-blinking="false" fo:background-color="transparent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fo:font-style="normal" style:text-underline-style="none" fo:font-weight="normal" officeooo:rsid="0023d9b0" style:text-blinking="false" fo:background-color="transparent"/>
    </style:style>
    <style:style style:name="T15" style:family="text">
      <style:text-properties fo:font-variant="normal" fo:text-transform="none" fo:color="#000000" style:text-line-through-style="none" fo:font-style="normal" style:text-underline-style="none" fo:font-weight="normal" officeooo:rsid="0029c7a4" style:text-blinking="false" fo:background-color="transparent"/>
    </style:style>
    <style:style style:name="T16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12159e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o de Análise de Impacto e de Opções de Modificação</text:p>
      <text:p text:style-name="P5"/>
      <text:p text:style-name="P2"><text:span text:style-name="T1">Nome:</text:span><text:span text:style-name="T5"> Yuri Matheus Dias Pereira</text:span></text:p>
      <text:p text:style-name="P6"/>
      <text:p text:style-name="P10"><text:span text:style-name="T1">Escopo: </text:span><text:span text:style-name="Default_20_Paragraph_20_Font"><text:span text:style-name="T16">É necessário alterar a página JSP de lugares para o caso de uso Comprar Ingresso, de modo que o cliente só poderá finalizar a compra quando escolher todos os assentos dos ingressos que ele pediu.</text:span></text:span></text:p>
      <text:p text:style-name="P9"/>
      <text:p text:style-name="P2"><text:span text:style-name="T1">Tipo da Manutenção: </text:span><text:span text:style-name="T5">Corretiva.</text:span></text:p>
      <text:p text:style-name="P6"/>
      <text:p text:style-name="P1"><text:span text:style-name="T1">Criticidade:</text:span><text:span text:style-name="T13"> </text:span><text:span text:style-name="T15">Baixa</text:span><text:span text:style-name="T14">.</text:span></text:p>
      <text:p text:style-name="P7"/>
      <text:p text:style-name="P2"><text:span text:style-name="T1">Tempo Estimado:</text:span><text:span text:style-name="T2"> </text:span><text:span text:style-name="T11">2</text:span><text:span text:style-name="T9">h</text:span></text:p>
      <text:p text:style-name="P6"/>
      <text:p text:style-name="P2"><text:span text:style-name="T1">Custo estimado:</text:span><text:span text:style-name="T4"> </text:span><text:span text:style-name="T5">Apenas uma </text:span><text:span text:style-name="T6">pessoa.</text:span></text:p>
      <text:p text:style-name="P6"/>
      <text:p text:style-name="P8">Opções de Desenvolvimento:</text:p>
      <text:p text:style-name="P6"/>
      <text:p text:style-name="P8">Opção 1:</text:p>
      <text:p text:style-name="P3"><text:span text:style-name="T1">Descrição: </text:span><text:span text:style-name="T11">Será utilizada uma função JavaScript para permitir a </text:span><text:span text:style-name="T12">confirmação se deseja comprar ou não, a função de alert com confirm.</text:span></text:p>
      <text:p text:style-name="P2"><text:span text:style-name="T1">Arquivos modificados:</text:span><text:span text:style-name="T4"> </text:span><text:span text:style-name="T12">mostrarlugares.jsp</text:span></text:p>
      <text:p text:style-name="P2"><text:span text:style-name="T1">Impacto da opção: </text:span><text:span text:style-name="T12">Baixo, apenas colocaremos uma função para garantir que o usuário quer terminar a compra.</text:span></text:p>
      <text:p text:style-name="P2"><text:span text:style-name="T1">Aceitação: </text:span><text:span text:style-name="T8">Aceita</text:span></text:p>
      <text:p text:style-name="P6"/>
      <text:p text:style-name="P2"><text:span text:style-name="T1">Recomendação do responsável:</text:span><text:span text:style-name="T4"> </text:span><text:span text:style-name="T8">A recomendação é para aceitar a modificação e a </text:span><text:span text:style-name="T8">implementar, </text:span><text:span text:style-name="T7">n</text:span><text:span text:style-name="T8">a Opção 1.</text:span></text:p>
      <text:p text:style-name="P6"/>
      <text:p text:style-name="P2"><text:span text:style-name="T1">Situação: </text:span><text:span text:style-name="T5">Aprovada</text:span></text:p>
      <text:p text:style-name="P6"/>
      <text:p text:style-name="P2"><text:span text:style-name="T1">Ata de Reunião:</text:span><text:span text:style-name="T4"> </text:span><text:span text:style-name="T5">Como a criticidade desta mudança é </text:span><text:span text:style-name="T12">baixa</text:span><text:span text:style-name="T5">, não foi necessária uma Reunião para sua aprovação, sendo feita pelo Responsável pela Manutençã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9:57:33.45</meta:creation-date>
    <dc:date>2015-05-28T16:27:28.08</dc:date>
    <meta:editing-duration>PT28M36S</meta:editing-duration>
    <meta:editing-cycles>9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6" meta:word-count="155" meta:character-count="995" meta:non-whitespace-character-count="856"/>
  </office:meta>
</office:document-meta>
</file>